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00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00ff" draw:fill="solid" draw:fill-color="#ff00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svg:stroke-color="#ff00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cm" svg:stroke-color="#ff00ff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00ff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1cm" svg:height="8.6cm" svg:x="6.2cm" svg:y="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cm" svg:height="1.1cm" svg:x="9.9cm" svg:y="7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1cm" svg:height="1.2cm" svg:x="6.2cm" svg:y="7.8cm">
          <text:p text:style-name="P2"><text:span text:style-name="T1">j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4cm" svg:y1="8.3cm" svg:x2="9.8cm" svg:y2="8.3cm">
          <text:p/>
        </draw:line>
        <draw:frame draw:style-name="gr5" draw:layer="layout" svg:width="3.842cm" svg:height="1.673cm" svg:x="5.6cm" svg:y="12.1cm">
          <draw:text-box>
            <text:p>Primäre</text:p>
            <text:p>Hashtabelle</text:p>
          </draw:text-box>
        </draw:frame>
        <draw:custom-shape draw:style-name="gr6" draw:text-style-name="P1" draw:layer="layout" svg:width="1.4cm" svg:height="6.2cm" draw:transform="rotate (1.5707963267949) translate (12.8cm 10.5cm)">
          <text:p/>
          <draw:enhanced-geometry svg:viewBox="0 0 21600 21600" draw:glue-points="0 0 0 21600 21600 10800" draw:text-areas="0 ?f9 7800 ?f10" draw:mirror-vertic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3.842cm" svg:height="1.673cm" svg:x="14.2cm" svg:y="11.1cm">
          <draw:text-box>
            <text:p>Sekundäre</text:p>
            <text:p>Hashtabelle</text:p>
          </draw:text-box>
        </draw:frame>
        <draw:line draw:style-name="gr7" draw:text-style-name="P1" draw:layer="layout" svg:x1="12.8cm" svg:y1="8.8cm" svg:x2="12.8cm" svg:y2="7.7cm">
          <text:p/>
        </draw:line>
        <draw:custom-shape draw:style-name="gr6" draw:text-style-name="P1" draw:layer="layout" svg:width="0.9cm" svg:height="2.9cm" draw:transform="rotate (1.5707963267949) translate (9.9cm 7.4cm)">
          <text:p/>
          <draw:enhanced-geometry svg:viewBox="0 0 21600 21600" draw:glue-points="0 0 0 21600 21600 10800" draw:text-areas="0 ?f9 7800 ?f10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0.116cm" svg:height="0.962cm" svg:x="9.7cm" svg:y="5.4cm">
          <draw:text-box>
            <text:p>Daten für sekundäre Hashfunktion</text:p>
          </draw:text-box>
        </draw:frame>
        <draw:custom-shape draw:style-name="gr3" draw:text-style-name="P2" draw:layer="layout" svg:width="4.4cm" svg:height="1.4cm" svg:x="1.5cm" svg:y="6.2cm">
          <text:p text:style-name="P2"><text:span text:style-name="T1">x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2.462cm" svg:height="0.962cm" svg:x="2.038cm" svg:y="5.338cm">
          <draw:text-box>
            <text:p>h(x) = 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de" fo:country="DE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fan Hildebrand</meta:initial-creator>
    <meta:creation-date>2013-08-27T13:46:46.492465380</meta:creation-date>
    <dc:date>2013-08-27T13:53:28.243120404</dc:date>
    <dc:creator>Stefan Hildebrand</dc:creator>
    <meta:editing-duration>P0D</meta:editing-duration>
    <meta:editing-cycles>1</meta:editing-cycles>
    <meta:document-statistic meta:object-count="12"/>
    <meta:generator>LibreOffice/4.1.0.4$Linux_X86_64 LibreOffice_project/410m0$Build-4</meta:generator>
  </office:meta>
</office:document-meta>
</file>